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parent-style-name="Text_20_body">
      <style:text-properties officeooo:paragraph-rsid="001f63b8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criar um mapa da jornada do usuário administrador da construtora G+P, precisamos entender as principais etapas pelas quais esse usuário passa ao interagir com os produtos e serviços oferecidos pela empresa. </text:p>
      <text:p text:style-name="P2">Com base nas informações fornecidas, podemos presumir que os usuários administradores da construtora são profissionais responsáveis pela gestão e planejamento de projetos de construção. </text:p>
      <text:p text:style-name="P2">Aqui está um exemplo de como esse mapa da jornada do usuário administrador da construtora G+P pode ser estruturado:</text:p>
      <text:list text:style-name="L1">
        <text:list-item>
          <text:p text:style-name="Text_20_body"><text:span text:style-name="Strong_20_Emphasis">Conscientização e Pesquisa</text:span>:</text:p>
          <text:list>
            <text:list-item>
              <text:p text:style-name="Text_20_body">O usuário administrador da construtora se depara com a G+P através de referências, pesquisa online ou recomendações.</text:p>
            </text:list-item>
            <text:list-item>
              <text:p text:style-name="Text_20_body">Ele pesquisa os serviços e produtos oferecidos pela G+P, como consultoria em gestão de projetos, soluções tecnológicas para construção, entre outros.</text:p>
            </text:list-item>
          </text:list>
        </text:list-item>
        <text:list-item>
          <text:p text:style-name="Text_20_body"><text:span text:style-name="Strong_20_Emphasis">Contato Inicial</text:span>:</text:p>
          <text:list>
            <text:list-item>
              <text:p text:style-name="Text_20_body">O usuário entra em contato com a G+P através do site, telefone ou e-mail para solicitar mais informações ou agendar uma reunião inicial.</text:p>
            </text:list-item>
          </text:list>
        </text:list-item>
        <text:list-item>
          <text:p text:style-name="Text_20_body"><text:span text:style-name="Strong_20_Emphasis">Reunião de Avaliação de Necessidades</text:span>:</text:p>
          <text:list>
            <text:list-item>
              <text:p text:style-name="Text_20_body">O usuário se encontra com um representante da G+P para discutir suas necessidades específicas em termos de gestão e planejamento de projetos de construção.</text:p>
            </text:list-item>
            <text:list-item>
              <text:p text:style-name="Text_20_body">Durante a reunião, são identificados os desafios específicos que o usuário enfrenta em seus projetos e como os serviços da G+P podem ajudar a superá-los.</text:p>
            </text:list-item>
          </text:list>
        </text:list-item>
        <text:list-item>
          <text:p text:style-name="Text_20_body"><text:span text:style-name="Strong_20_Emphasis">Proposta Personalizada</text:span>:</text:p>
          <text:list>
            <text:list-item>
              <text:p text:style-name="Text_20_body">Com base nas informações coletadas na reunião de avaliação, a equipe da G+P elabora uma proposta personalizada que atende às necessidades e expectativas do usuário.</text:p>
            </text:list-item>
            <text:list-item>
              <text:p text:style-name="Text_20_body">A proposta inclui detalhes sobre os serviços a serem prestados, o escopo do trabalho, prazos e custos associados.</text:p>
            </text:list-item>
          </text:list>
        </text:list-item>
        <text:list-item>
          <text:p text:style-name="Text_20_body"><text:span text:style-name="Strong_20_Emphasis">Implementação dos Serviços</text:span>:</text:p>
          <text:list>
            <text:list-item>
              <text:p text:style-name="Text_20_body">Uma vez que o usuário administrador da construtora aceita a proposta, a G+P inicia a implementação dos serviços contratados.</text:p>
            </text:list-item>
            <text:list-item>
              <text:p text:style-name="Text_20_body">Isso pode envolver treinamento da equipe, configuração de sistemas de gestão de projetos, fornecimento de ferramentas tecnológicas específicas, entre outras atividades.</text:p>
            </text:list-item>
          </text:list>
        </text:list-item>
        <text:list-item>
          <text:p text:style-name="Text_20_body"><text:span text:style-name="Strong_20_Emphasis">Acompanhamento e Suporte</text:span>:</text:p>
          <text:list>
            <text:list-item>
              <text:p text:style-name="Text_20_body">Durante todo o período de prestação de serviços, a equipe da G+P oferece suporte contínuo ao usuário administrador da construtora.</text:p>
            </text:list-item>
            <text:list-item>
              <text:p text:style-name="Text_20_body">Eles estão disponíveis para responder a dúvidas, resolver problemas e garantir que os serviços estejam sendo utilizados de forma eficaz.</text:p>
            </text:list-item>
          </text:list>
        </text:list-item>
        <text:list-item>
          <text:p text:style-name="Text_20_body"><text:soft-page-break/><text:span text:style-name="Strong_20_Emphasis">Feedback e Avaliação</text:span>:</text:p>
          <text:list>
            <text:list-item>
              <text:p text:style-name="Text_20_body">Após a conclusão dos serviços, a G+P solicita feedback ao usuário administrador da construtora sobre sua experiência.</text:p>
            </text:list-item>
            <text:list-item>
              <text:p text:style-name="Text_20_body">Isso ajuda a empresa a entender o que funcionou bem e onde podem haver oportunidades de melhoria em futuros projetos.</text:p>
            </text:list-item>
          </text:list>
        </text:list-item>
        <text:list-item>
          <text:p text:style-name="Text_20_body"><text:span text:style-name="Strong_20_Emphasis">Relacionamento Contínuo</text:span>:</text:p>
          <text:list>
            <text:list-item>
              <text:p text:style-name="Text_20_body">A G+P mantém contato regular com o usuário administrador da construtora, oferecendo atualizações sobre novos produtos, serviços ou recursos que possam ser úteis para seus projetos futuros.</text:p>
            </text:list-item>
            <text:list-item>
              <text:p text:style-name="Text_20_body">Isso visa manter um relacionamento contínuo e fortalecer a parceria entre as duas partes.</text:p>
            </text:list-item>
          </text:list>
        </text:list-item>
      </text:list>
      <text:p text:style-name="Text_20_body">Este é um exemplo simplificado de como o mapa da jornada do usuário administrador da construtora G+P pode ser elaborado. É importante personalizar esse mapa de acordo com os serviços específicos oferecidos pela empresa e as necessidades dos seus clien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22:41:53.720000000</meta:creation-date>
    <dc:date>2024-03-20T23:31:57.958000000</dc:date>
    <meta:editing-duration>PT50M4S</meta:editing-duration>
    <meta:editing-cycles>1</meta:editing-cycles>
    <meta:document-statistic meta:table-count="0" meta:image-count="0" meta:object-count="0" meta:page-count="2" meta:paragraph-count="27" meta:word-count="472" meta:character-count="3054" meta:non-whitespace-character-count="2630"/>
    <meta:generator>LibreOffice/7.4.3.2$Windows_X86_64 LibreOffice_project/1048a8393ae2eeec98dff31b5c133c5f1d08b890</meta:generator>
  </office:meta>
</office:document-meta>
</file>